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0d5" officeooo:paragraph-rsid="000130d5"/>
    </style:style>
    <style:style style:name="P2" style:family="paragraph" style:parent-style-name="Standard">
      <style:text-properties officeooo:rsid="000165ac" officeooo:paragraph-rsid="000165ac"/>
    </style:style>
    <style:style style:name="P3" style:family="paragraph" style:parent-style-name="Standard" style:list-style-name="L1">
      <style:text-properties officeooo:rsid="000165ac" officeooo:paragraph-rsid="000165ac"/>
    </style:style>
    <style:style style:name="P4" style:family="paragraph" style:parent-style-name="Standard">
      <style:text-properties fo:font-weight="bold" officeooo:rsid="00026068" officeooo:paragraph-rsid="00026068" style:font-weight-asian="bold" style:font-weight-complex="bold"/>
    </style:style>
    <style:style style:name="P5" style:family="paragraph" style:parent-style-name="Standard" style:list-style-name="L2">
      <style:text-properties fo:font-weight="bold" officeooo:rsid="00026068" officeooo:paragraph-rsid="00026068" style:font-weight-asian="bold" style:font-weight-complex="bold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fo:font-weight="bold" officeooo:rsid="0003ed80" officeooo:paragraph-rsid="0003ed80" style:font-weight-asian="bold" style:font-weight-complex="bold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fo:font-weight="bold" officeooo:rsid="00046b8e" officeooo:paragraph-rsid="00046b8e" style:font-weight-asian="bold" style:font-weight-complex="bold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fo:font-weight="bold" officeooo:rsid="000642df" officeooo:paragraph-rsid="000642df" style:font-weight-asian="bold" style:font-weight-complex="bold"/>
    </style:style>
    <style:style style:name="P9" style:family="paragraph" style:parent-style-name="Standard" style:list-style-name="L2">
      <style:text-properties fo:font-style="normal" style:text-underline-style="none" fo:font-weight="normal" officeooo:rsid="000642df" officeooo:paragraph-rsid="000642d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642df" officeooo:paragraph-rsid="000642df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text-properties fo:font-style="normal" style:text-underline-style="none" fo:font-weight="normal" officeooo:rsid="000927c5" officeooo:paragraph-rsid="000927c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927c5" officeooo:paragraph-rsid="000927c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9f63b" officeooo:paragraph-rsid="0009f63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64503" officeooo:paragraph-rsid="0016450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bold" officeooo:rsid="000b4088" officeooo:paragraph-rsid="000b4088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none" fo:font-weight="bold" officeooo:rsid="000cf891" officeooo:paragraph-rsid="000cf891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bold" officeooo:rsid="000ed7e3" officeooo:paragraph-rsid="000ed7e3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 fo:font-weight="bold" officeooo:rsid="000fff14" officeooo:paragraph-rsid="000fff1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none" fo:font-weight="bold" officeooo:rsid="00107564" officeooo:paragraph-rsid="00107564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bold" officeooo:rsid="0011d857" officeooo:paragraph-rsid="0011d857" style:font-style-asian="normal" style:font-weight-asian="bold" style:font-style-complex="normal" style:font-weight-complex="bold"/>
    </style:style>
    <style:style style:name="P21" style:family="paragraph" style:parent-style-name="Standard" style:list-style-name="L4">
      <style:text-properties fo:font-style="normal" style:text-underline-style="none" fo:font-weight="bold" officeooo:rsid="0011d857" officeooo:paragraph-rsid="0011d857" style:font-style-asian="normal" style:font-weight-asian="bold" style:font-style-complex="normal" style:font-weight-complex="bold"/>
    </style:style>
    <style:style style:name="P22" style:family="paragraph" style:parent-style-name="Standard" style:list-style-name="L4">
      <style:text-properties fo:font-style="normal" style:text-underline-style="none" fo:font-weight="bold" officeooo:rsid="0013eebf" officeooo:paragraph-rsid="0013eebf" style:font-style-asian="normal" style:font-weight-asian="bold" style:font-style-complex="normal" style:font-weight-complex="bold"/>
    </style:style>
    <style:style style:name="P23" style:family="paragraph" style:parent-style-name="Standard" style:list-style-name="L4">
      <style:text-properties fo:font-style="normal" style:text-underline-style="none" fo:font-weight="bold" officeooo:rsid="00155d93" officeooo:paragraph-rsid="00155d93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none" fo:font-weight="bold" officeooo:rsid="00155d93" officeooo:paragraph-rsid="00155d93" style:font-style-asian="normal" style:font-weight-asian="bold" style:font-style-complex="normal" style:font-weight-complex="bold"/>
    </style:style>
    <style:style style:name="P25" style:family="paragraph" style:parent-style-name="Standard" style:list-style-name="L5">
      <style:text-properties fo:font-style="normal" style:text-underline-style="none" fo:font-weight="bold" officeooo:rsid="00164503" officeooo:paragraph-rsid="00164503" style:font-style-asian="normal" style:font-weight-asian="bold" style:font-style-complex="normal" style:font-weight-complex="bold"/>
    </style:style>
    <style:style style:name="P26" style:family="paragraph" style:parent-style-name="Standard" style:list-style-name="L5">
      <style:text-properties fo:font-style="normal" style:text-underline-style="none" fo:font-weight="bold" officeooo:rsid="0016b845" officeooo:paragraph-rsid="0016b845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705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0719" style:font-weight-asian="normal" style:font-weight-complex="normal"/>
    </style:style>
    <style:style style:name="T5" style:family="text">
      <style:text-properties fo:font-weight="normal" officeooo:rsid="000f932c" style:font-weight-asian="normal" style:font-weight-complex="normal"/>
    </style:style>
    <style:style style:name="T6" style:family="text">
      <style:text-properties fo:font-weight="normal" officeooo:rsid="00124ee4" style:font-weight-asian="normal" style:font-weight-complex="normal"/>
    </style:style>
    <style:style style:name="T7" style:family="text">
      <style:text-properties fo:font-weight="normal" officeooo:rsid="0016b845" style:font-weight-asian="normal" style:font-weight-complex="normal"/>
    </style:style>
    <style:style style:name="T8" style:family="text">
      <style:text-properties fo:font-weight="normal" officeooo:rsid="00179d54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050719" style:font-weight-asian="normal" style:font-weight-complex="normal"/>
    </style:style>
    <style:style style:name="T14" style:family="text">
      <style:text-properties style:text-underline-style="none" officeooo:rsid="00050719"/>
    </style:style>
    <style:style style:name="T15" style:family="text">
      <style:text-properties officeooo:rsid="0007705c"/>
    </style:style>
    <style:style style:name="T16" style:family="text">
      <style:text-properties officeooo:rsid="00179d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al verde → desembaraço aduaneiro automático.</text:p>
      <text:p text:style-name="P1">Demais canais → parte-se para a <text:span text:style-name="T1">conferência aduaneira</text:span><text:span text:style-name="T3">.</text:span></text:p>
      <text:p text:style-name="P1"><text:span text:style-name="T3"/></text:p>
      <text:p text:style-name="P2"><text:span text:style-name="T1">Conferência aduaneira </text:span><text:span text:style-name="T3">pode ser feita em zona primária ou secundária.</text:span></text:p>
      <text:p text:style-name="P2"><text:span text:style-name="T1">Conferência aduaneira </text:span><text:span text:style-name="T3">na zona secundária poderá ocorrer:</text:span></text:p>
      <text:list xml:id="list3858345246" text:style-name="L1">
        <text:list-item>
          <text:p text:style-name="P3"><text:span text:style-name="T3">em recintos alfandegados (portos secos);</text:span></text:p>
        </text:list-item>
        <text:list-item>
          <text:p text:style-name="P3"><text:span text:style-name="T3">no estabelecimento do importador; ou</text:span></text:p>
        </text:list-item>
        <text:list-item>
          <text:p text:style-name="P3"><text:span text:style-name="T3">excepcionalmente em outros locais, com prévia anuência da autoridade aduaneira.</text:span></text:p>
        </text:list-item>
      </text:list>
      <text:p text:style-name="P2"><text:span text:style-name="T3"/></text:p>
      <text:p text:style-name="P4"><text:span text:style-name="T3">Procedimentos da </text:span>conferência aduaneira<text:span text:style-name="T3">:</text:span></text:p>
      <text:list xml:id="list4019435400" text:style-name="L2">
        <text:list-item>
          <text:p text:style-name="P5"><text:span text:style-name="T10">inspeção documental</text:span><text:span text:style-name="T3">:</text:span></text:p>
          <text:list>
            <text:list-item>
              <text:p text:style-name="P5"><text:span text:style-name="T3">integridade dos documentos;</text:span></text:p>
            </text:list-item>
            <text:list-item>
              <text:p text:style-name="P5"><text:span text:style-name="T3">exatidão e correspondência das informações na DI com aquelas que a instrui;</text:span></text:p>
            </text:list-item>
            <text:list-item>
              <text:p text:style-name="P5"><text:span text:style-name="T3">cumprimento de requisitos de ordem legal ou regulamentar relativos a regimes aduaneiros e tributação solicitados;</text:span></text:p>
            </text:list-item>
            <text:list-item>
              <text:p text:style-name="P5"><text:span text:style-name="T3">mérito de benefício fiscal pleiteado;</text:span></text:p>
            </text:list-item>
            <text:list-item>
              <text:p text:style-name="P5"><text:span text:style-name="T3">descrição da mercadoria, para verificar sua correta classificação fiscal;</text:span></text:p>
            </text:list-item>
          </text:list>
        </text:list-item>
        <text:list-item>
          <text:p text:style-name="P6"><text:span text:style-name="T3">verificação física</text:span><text:span text:style-name="T12">:</text:span></text:p>
          <text:list>
            <text:list-item>
              <text:p text:style-name="P6"><text:span text:style-name="T12">identificar e quantificar mercadoria;</text:span></text:p>
            </text:list-item>
            <text:list-item>
              <text:p text:style-name="P6"><text:span text:style-name="T12">obter elementos para sua classificação fiscal, origem e estado (novo/usado);</text:span></text:p>
            </text:list-item>
            <text:list-item>
              <text:p text:style-name="P6"><text:span text:style-name="T12">verificar adequação às normas técnicas;</text:span></text:p>
            </text:list-item>
            <text:list-item>
              <text:p text:style-name="P7"><text:span text:style-name="T11">AFRFB</text:span><text:span text:style-name="T12"> é a autoridade competente para realizá-la, mas também é possível, sob sua supervisão, que seja feita por servidor integrante da Carreira de Auditoria da RFB, na presença do viajante, do importador ou de seus representantes. </text:span><text:span text:style-name="T13">No caso de mercadoria depositada em </text:span><text:span text:style-name="T4">recinto alfandegado</text:span><text:span text:style-name="T13">, a verificação pode ser feita na presença do </text:span><text:span text:style-name="T14">depositário ou seus prepostos</text:span><text:span text:style-name="T13">, </text:span><text:span text:style-name="T4">dispensada</text:span><text:span text:style-name="T13"> a presença do importador;</text:span></text:p>
            </text:list-item>
            <text:list-item>
              <text:p text:style-name="P8"><text:span text:style-name="T13">f</text:span><text:span text:style-name="T12">ormas de verificação física:</text:span></text:p>
              <text:list>
                <text:list-item>
                  <text:p text:style-name="P9">amostragem;</text:p>
                </text:list-item>
                <text:list-item>
                  <text:p text:style-name="P9">com auxílio de assistência técnica;</text:p>
                </text:list-item>
                <text:list-item>
                  <text:p text:style-name="P9">uso de relatório e termos de verificação lavrados pela autoridade aduaneira do país exportador;</text:p>
                </text:list-item>
                <text:list-item>
                  <text:p text:style-name="P9">uso de relatório e termos de verificação de outras autoridades, no licenciamento das importações;</text:p>
                </text:list-item>
                <text:list-item>
                  <text:p text:style-name="P9">uso de registros de imagens das mercadorias, obtidos por câmeras ou outros equipamentos não invasivos.</text:p>
                </text:list-item>
              </text:list>
            </text:list-item>
          </text:list>
        </text:list-item>
      </text:list>
      <text:p text:style-name="P10"/>
      <text:p text:style-name="P10">No curso do despacho aduaneiro, a fiscalização poderá impor exigências ao importador (via SISCOMEX), sendo então o despacho <text:span text:style-name="T1">interrompido </text:span><text:span text:style-name="T2">até que sejam cumpridas</text:span><text:span text:style-name="T15">. Casos de interrupção:</text:span></text:p>
      <text:list xml:id="list4096457155" text:style-name="L3">
        <text:list-item>
          <text:p text:style-name="P11">não apresentação de documentos exigidos, <text:span text:style-name="T9">desde que indispensáveis</text:span> ao prosseguimento do despacho;</text:p>
        </text:list-item>
        <text:list-item>
          <text:p text:style-name="P11">não comparecimento do importador para assistir à verificação da mercadoria, <text:span text:style-name="T9">desde que obrigatória</text:span> sua presença.</text:p>
        </text:list-item>
      </text:list>
      <text:p text:style-name="P12"/>
      <text:p text:style-name="P13">Se despacho for interrompido, inicia-se contagem de <text:span text:style-name="T1">60 dias</text:span> para caracterização de <text:span text:style-name="T1">abandono de mercadoria</text:span>. Ocorrendo o abandono, inicia-se o <text:span text:style-name="T1">processo de pena de perdimento</text:span>.</text:p>
      <text:p text:style-name="P13"/>
      <text:p text:style-name="P15">Retificação da DI<text:span text:style-name="T3"> → pode ocorrer até mesmo após o desembaraço aduaneiro (de ofício ou por iniciativa do próprio importador).</text:span></text:p>
      <text:p text:style-name="P15"><text:span text:style-name="T3"/></text:p>
      <text:p text:style-name="P16"><text:soft-page-break/><text:span text:style-name="T3">Mala diplomática/consular → inviolabilidade</text:span> absoluta<text:span text:style-name="T3">, </text:span><text:span text:style-name="T9">não</text:span><text:span text:style-name="T3"> se sujeita a despacho de importação.</text:span></text:p>
      <text:p text:style-name="P17"><text:span text:style-name="T3">Bagagem do diplomata → inviolabilidade </text:span>relativa<text:span text:style-name="T3">, sujeita-se a despacho de importação, mas em geral</text:span> não<text:span text:style-name="T3"> se submete a inspeção física </text:span><text:span text:style-name="T5">(exceto se há fundadas razõas de importação proibida ou uso diverso ao previsto em normas internacionais)</text:span><text:span text:style-name="T3">.</text:span></text:p>
      <text:p text:style-name="P17"><text:span text:style-name="T3"/></text:p>
      <text:p text:style-name="P18"><text:span text:style-name="T3">Mercadoria cuja </text:span>exigência de CT esteja pendente de atendimento<text:span text:style-name="T3"> → </text:span>não<text:span text:style-name="T3"> será desembaraçada, salvo autorização do Ministro da Fazenda, mediante </text:span><text:span text:style-name="T10">prestação de garantia</text:span><text:span text:style-name="T3">.</text:span></text:p>
      <text:p text:style-name="P18"><text:span text:style-name="T3"/></text:p>
      <text:p text:style-name="P19"><text:span text:style-name="T3">Comprovação do pagamento do AFRMM e do ICMS → condição para a entrega da mercadoria.</text:span></text:p>
      <text:p text:style-name="P19"><text:span text:style-name="T3"/></text:p>
      <text:p text:style-name="P20">Cancelamento da DI<text:span text:style-name="T3">:</text:span></text:p>
      <text:list xml:id="list3590845659" text:style-name="L4">
        <text:list-item>
          <text:p text:style-name="P21"><text:span text:style-name="T3">por autoridade aduaneira, de ofício ou a pedido </text:span><text:span text:style-name="T6">fundamentado </text:span><text:span text:style-name="T3">do importador;</text:span></text:p>
        </text:list-item>
        <text:list-item>
          <text:p text:style-name="P22">não<text:span text:style-name="T3"> ocorrerá quando:</text:span></text:p>
          <text:list>
            <text:list-item>
              <text:p text:style-name="P22"><text:span text:style-name="T3">houver indícios de infração aduaneira, enquanto não concluída sua apuração;</text:span></text:p>
            </text:list-item>
            <text:list-item>
              <text:p text:style-name="P22"><text:span text:style-name="T3">se tratar de mercadoria objeto de pena de perdimento;</text:span></text:p>
            </text:list-item>
          </text:list>
        </text:list-item>
        <text:list-item>
          <text:p text:style-name="P23">não<text:span text:style-name="T3"> exime o importador da responsabilidade por infrações.</text:span></text:p>
        </text:list-item>
      </text:list>
      <text:p text:style-name="P24"><text:span text:style-name="T3"/></text:p>
      <text:p text:style-name="P14">Despachos de importação feitos <text:span text:style-name="T1">fora </text:span>do SISCOMEX:</text:p>
      <text:list xml:id="list238384536" text:style-name="L5">
        <text:list-item>
          <text:p text:style-name="P25">DSI-Formulário<text:span text:style-name="T3"> → </text:span><text:span text:style-name="T7">amostras sem valor comercial; bens importados por PF, sem finalidade comercial, de valor não superior a US$ 500;</text:span></text:p>
        </text:list-item>
        <text:list-item>
          <text:p text:style-name="P26">DIRE<text:span text:style-name="T3"> → pelo Sistema REMESSA;</text:span></text:p>
        </text:list-item>
        <text:list-item>
          <text:p text:style-name="P26">NTS<text:span text:style-name="T3"> (Nota de Tributação Simplificada) → RPI, a PF ou PJ, de até US$ 500;</text:span></text:p>
        </text:list-item>
        <text:list-item>
          <text:p text:style-name="P26">Urna Funerária →<text:span text:style-name="T16"> </text:span><text:span text:style-name="T8">caráter prioritário e rito sumário (deve conter os restos mortai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9T16:18:27.433000000</dc:date>
    <meta:editing-duration>PT48M22S</meta:editing-duration>
    <meta:editing-cycles>25</meta:editing-cycles>
    <meta:document-statistic meta:table-count="0" meta:image-count="0" meta:object-count="0" meta:page-count="2" meta:paragraph-count="45" meta:word-count="555" meta:character-count="3657" meta:non-whitespace-character-count="3178"/>
  </office:meta>
</office:document-meta>
</file>